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eta.xml" manifest:media-type="text/xml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ing">
      <style:text-properties officeooo:rsid="0001b90b" officeooo:paragraph-rsid="0001b90b"/>
    </style:style>
    <style:style style:name="P2" style:family="paragraph" style:parent-style-name="Heading">
      <style:text-properties officeooo:rsid="0004ac76" officeooo:paragraph-rsid="0004ac76"/>
    </style:style>
    <style:style style:name="P3" style:family="paragraph" style:parent-style-name="Standard">
      <style:text-properties officeooo:rsid="0004ac76" officeooo:paragraph-rsid="0004ac76"/>
    </style:style>
    <style:style style:name="P4" style:family="paragraph" style:parent-style-name="Standard">
      <style:text-properties officeooo:rsid="000bd703" officeooo:paragraph-rsid="000d9788"/>
    </style:style>
    <style:style style:name="P5" style:family="paragraph" style:parent-style-name="Standard">
      <style:text-properties officeooo:rsid="0011bc5f" officeooo:paragraph-rsid="0011bc5f"/>
    </style:style>
    <style:style style:name="P6" style:family="paragraph" style:parent-style-name="Standard">
      <style:text-properties officeooo:rsid="00130c71" officeooo:paragraph-rsid="00130c71"/>
    </style:style>
    <style:style style:name="P7" style:family="paragraph" style:parent-style-name="Standard">
      <style:text-properties officeooo:paragraph-rsid="0013776e"/>
    </style:style>
    <style:style style:name="P8" style:family="paragraph" style:parent-style-name="Standard">
      <style:text-properties officeooo:rsid="0013776e" officeooo:paragraph-rsid="0013776e"/>
    </style:style>
    <style:style style:name="P9" style:family="paragraph" style:parent-style-name="Standard">
      <style:text-properties officeooo:paragraph-rsid="001b2d29"/>
    </style:style>
    <style:style style:name="P10" style:family="paragraph" style:parent-style-name="Standard">
      <style:text-properties officeooo:rsid="001cff98" officeooo:paragraph-rsid="001cff98"/>
    </style:style>
    <style:style style:name="P11" style:family="paragraph" style:parent-style-name="Standard">
      <style:text-properties officeooo:rsid="001d1cba" officeooo:paragraph-rsid="001d1cba"/>
    </style:style>
    <style:style style:name="P12" style:family="paragraph" style:parent-style-name="Standard">
      <style:text-properties officeooo:paragraph-rsid="001d1cba"/>
    </style:style>
    <style:style style:name="P13" style:family="paragraph" style:parent-style-name="Subtitle">
      <style:text-properties officeooo:rsid="00015fa8" officeooo:paragraph-rsid="00015fa8"/>
    </style:style>
    <style:style style:name="P14" style:family="paragraph" style:parent-style-name="Text_20_body">
      <style:text-properties officeooo:rsid="00015fa8" officeooo:paragraph-rsid="0001b90b"/>
    </style:style>
    <style:style style:name="P15" style:family="paragraph" style:parent-style-name="Text_20_body">
      <style:text-properties officeooo:rsid="0001b90b" officeooo:paragraph-rsid="0001b90b"/>
    </style:style>
    <style:style style:name="P16" style:family="paragraph" style:parent-style-name="Text_20_body">
      <style:text-properties officeooo:rsid="000adc7b" officeooo:paragraph-rsid="000adc7b"/>
    </style:style>
    <style:style style:name="P17" style:family="paragraph" style:parent-style-name="Title">
      <style:text-properties officeooo:rsid="000adc7b" officeooo:paragraph-rsid="000adc7b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776e" officeooo:paragraph-rsid="001377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Heading_20_1">
      <style:text-properties officeooo:rsid="0011bc5f" officeooo:paragraph-rsid="0011bc5f"/>
    </style:style>
    <style:style style:name="P21" style:family="paragraph" style:parent-style-name="Heading_20_1">
      <style:text-properties officeooo:rsid="00130c71" officeooo:paragraph-rsid="00130c71"/>
    </style:style>
    <style:style style:name="P22" style:family="paragraph" style:parent-style-name="Heading_20_1">
      <style:text-properties officeooo:rsid="0004ac76" officeooo:paragraph-rsid="0004ac76"/>
    </style:style>
    <style:style style:name="P23" style:family="paragraph" style:parent-style-name="Heading_20_2">
      <style:text-properties officeooo:rsid="0013776e" officeooo:paragraph-rsid="0013776e"/>
    </style:style>
    <style:style style:name="P24" style:family="paragraph" style:parent-style-name="Heading_20_2">
      <style:text-properties officeooo:paragraph-rsid="0013776e"/>
    </style:style>
    <style:style style:name="P25" style:family="paragraph" style:parent-style-name="Heading_20_3">
      <style:text-properties officeooo:rsid="00255f12" officeooo:paragraph-rsid="00255f12"/>
    </style:style>
    <style:style style:name="P26" style:family="paragraph" style:parent-style-name="Heading_20_3">
      <style:text-properties fo:font-style="italic" officeooo:rsid="00255f12" officeooo:paragraph-rsid="00255f12" style:font-style-asian="italic" style:font-style-complex="italic"/>
    </style:style>
    <style:style style:name="P27" style:family="paragraph" style:parent-style-name="Standard" style:list-style-name="L1">
      <style:text-properties officeooo:paragraph-rsid="001b2d29"/>
    </style:style>
    <style:style style:name="P28" style:family="paragraph" style:parent-style-name="Standard">
      <style:text-properties officeooo:paragraph-rsid="0013776e"/>
    </style:style>
    <style:style style:name="P29" style:family="paragraph" style:parent-style-name="Standard">
      <style:text-properties officeooo:paragraph-rsid="00255f12"/>
    </style:style>
    <style:style style:name="P30" style:family="paragraph" style:parent-style-name="Standard">
      <style:text-properties officeooo:rsid="00255f12" officeooo:paragraph-rsid="00255f12"/>
    </style:style>
    <style:style style:name="P31" style:family="paragraph" style:parent-style-name="Standard">
      <style:text-properties officeooo:rsid="0025ad5d" officeooo:paragraph-rsid="0027cafc"/>
    </style:style>
    <style:style style:name="P32" style:family="paragraph" style:parent-style-name="Standard">
      <style:text-properties officeooo:rsid="0025ad5d" officeooo:paragraph-rsid="002d9cb9"/>
    </style:style>
    <style:style style:name="P33" style:family="paragraph" style:parent-style-name="Standard">
      <style:text-properties officeooo:rsid="0025ad5d" officeooo:paragraph-rsid="00350827"/>
    </style:style>
    <style:style style:name="P34" style:family="paragraph" style:parent-style-name="Standard">
      <style:text-properties officeooo:paragraph-rsid="002d9cb9"/>
    </style:style>
    <style:style style:name="P35" style:family="paragraph" style:parent-style-name="Standard">
      <style:text-properties officeooo:rsid="00329e4a" officeooo:paragraph-rsid="0034e465"/>
    </style:style>
    <style:style style:name="P36" style:family="paragraph" style:parent-style-name="Standard">
      <style:text-properties officeooo:rsid="0034e465" officeooo:paragraph-rsid="0034e465"/>
    </style:style>
    <style:style style:name="P37" style:family="paragraph" style:parent-style-name="Standard">
      <style:text-properties officeooo:paragraph-rsid="0034e465"/>
    </style:style>
    <style:style style:name="P38" style:family="paragraph" style:parent-style-name="Standard">
      <style:text-properties officeooo:rsid="00350827" officeooo:paragraph-rsid="00350827"/>
    </style:style>
    <style:style style:name="P39" style:family="paragraph" style:parent-style-name="Standard" style:list-style-name="L4">
      <style:text-properties officeooo:rsid="00350827" officeooo:paragraph-rsid="00350827"/>
    </style:style>
    <style:style style:name="P40" style:family="paragraph" style:parent-style-name="Standard">
      <style:text-properties officeooo:rsid="001d1cba" officeooo:paragraph-rsid="0038e9b7"/>
    </style:style>
    <style:style style:name="P41" style:family="paragraph" style:parent-style-name="Standard">
      <style:text-properties officeooo:rsid="00350827" officeooo:paragraph-rsid="00350827" fo:background-color="transparent"/>
    </style:style>
    <style:style style:name="P42" style:family="paragraph" style:parent-style-name="Standard">
      <style:text-properties officeooo:rsid="00350827" officeooo:paragraph-rsid="003ca8ad" fo:background-color="transparent"/>
    </style:style>
    <style:style style:name="P43" style:family="paragraph" style:parent-style-name="Standard">
      <style:text-properties officeooo:rsid="00350827" officeooo:paragraph-rsid="003cf99c" fo:background-color="transparent"/>
    </style:style>
    <style:style style:name="P44" style:family="paragraph" style:parent-style-name="Standard">
      <style:text-properties fo:font-style="normal" officeooo:rsid="003ca8ad" officeooo:paragraph-rsid="003e2932" style:font-style-asian="normal" style:font-style-complex="normal"/>
    </style:style>
    <style:style style:name="P45" style:family="paragraph" style:parent-style-name="Standard">
      <style:paragraph-properties fo:text-align="center" style:justify-single-word="false"/>
      <style:text-properties fo:font-style="normal" officeooo:rsid="003ca8ad" officeooo:paragraph-rsid="003e2932" style:font-style-asian="normal" style:font-style-complex="normal"/>
    </style:style>
    <style:style style:name="P46" style:family="paragraph" style:parent-style-name="Standard">
      <style:text-properties fo:font-style="normal" officeooo:rsid="003d7796" officeooo:paragraph-rsid="003d7796" style:font-style-asian="normal" style:font-style-complex="normal"/>
    </style:style>
    <style:style style:name="P47" style:family="paragraph" style:parent-style-name="Standard">
      <style:paragraph-properties fo:text-align="center" style:justify-single-word="false"/>
      <style:text-properties fo:font-style="normal" officeooo:rsid="003d7796" officeooo:paragraph-rsid="003d7796" style:font-style-asian="normal" style:font-style-complex="normal"/>
    </style:style>
    <style:style style:name="P48" style:family="paragraph" style:parent-style-name="Standard">
      <style:paragraph-properties fo:text-align="start" style:justify-single-word="false"/>
      <style:text-properties fo:font-style="normal" officeooo:rsid="003e2932" officeooo:paragraph-rsid="003e2932" style:font-style-asian="normal" style:font-style-complex="normal"/>
    </style:style>
    <style:style style:name="P49" style:family="paragraph" style:parent-style-name="Standard">
      <style:text-properties officeooo:paragraph-rsid="003d7796"/>
    </style:style>
    <style:style style:name="T1" style:family="text">
      <style:text-properties officeooo:rsid="000adc7b"/>
    </style:style>
    <style:style style:name="T2" style:family="text">
      <style:text-properties officeooo:rsid="000d9788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3776e" fo:background-color="#ffff00" loext:char-shading-value="0"/>
    </style:style>
    <style:style style:name="T5" style:family="text">
      <style:text-properties officeooo:rsid="0014a46d" fo:background-color="#ffff00" loext:char-shading-value="0"/>
    </style:style>
    <style:style style:name="T6" style:family="text">
      <style:text-properties officeooo:rsid="003cf99c" fo:background-color="#ffff00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350827"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3cf99c" fo:background-color="transparent" loext:char-shading-value="0"/>
    </style:style>
    <style:style style:name="T11" style:family="text">
      <style:text-properties officeooo:rsid="00130c71"/>
    </style:style>
    <style:style style:name="T12" style:family="text">
      <style:text-properties officeooo:rsid="001b2d29"/>
    </style:style>
    <style:style style:name="T13" style:family="text">
      <style:text-properties officeooo:rsid="001cff98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55f12" style:font-style-asian="italic" style:font-style-complex="italic"/>
    </style:style>
    <style:style style:name="T16" style:family="text">
      <style:text-properties fo:font-style="italic" officeooo:rsid="0034e465" style:font-style-asian="italic" style:font-style-complex="italic"/>
    </style:style>
    <style:style style:name="T17" style:family="text">
      <style:text-properties fo:font-style="italic" officeooo:rsid="0038e9b7" style:font-style-asian="italic" style:font-style-complex="italic"/>
    </style:style>
    <style:style style:name="T18" style:family="text">
      <style:text-properties fo:font-style="italic" officeooo:rsid="0013776e" fo:background-color="#ffff00" loext:char-shading-value="0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38e9b7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2" style:family="text">
      <style:text-properties officeooo:rsid="001d1cba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1d1cba" style:font-weight-asian="bold" style:font-weight-complex="bold"/>
    </style:style>
    <style:style style:name="T25" style:family="text">
      <style:text-properties officeooo:rsid="0013776e"/>
    </style:style>
    <style:style style:name="T26" style:family="text">
      <style:text-properties officeooo:rsid="0026b85a"/>
    </style:style>
    <style:style style:name="T27" style:family="text">
      <style:text-properties officeooo:rsid="0027cafc"/>
    </style:style>
    <style:style style:name="T28" style:family="text">
      <style:text-properties officeooo:rsid="002d9cb9"/>
    </style:style>
    <style:style style:name="T29" style:family="text">
      <style:text-properties officeooo:rsid="002f68bc"/>
    </style:style>
    <style:style style:name="T30" style:family="text">
      <style:text-properties officeooo:rsid="0030e4e5"/>
    </style:style>
    <style:style style:name="T31" style:family="text">
      <style:text-properties officeooo:rsid="0032529d"/>
    </style:style>
    <style:style style:name="T32" style:family="text">
      <style:text-properties officeooo:rsid="0034e465"/>
    </style:style>
    <style:style style:name="T33" style:family="text">
      <style:text-properties officeooo:rsid="00350827"/>
    </style:style>
    <style:style style:name="T34" style:family="text">
      <style:text-properties officeooo:rsid="0038e9b7"/>
    </style:style>
    <style:style style:name="T35" style:family="text">
      <style:text-properties officeooo:rsid="003ca8ad"/>
    </style:style>
    <style:style style:name="T36" style:family="text">
      <style:text-properties officeooo:rsid="003cf99c"/>
    </style:style>
    <style:style style:name="T37" style:family="text">
      <style:text-properties officeooo:rsid="003d7796"/>
    </style:style>
    <style:style style:name="T38" style:family="text">
      <style:text-properties officeooo:rsid="003e2932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Trabalho Prático de Inteligência Artificial</text:p>
      <text:p text:style-name="P13">Licenciatura em Engenharia Informática</text:p>
      <text:p text:style-name="P14">Universidade do Minho</text:p>
      <text:p text:style-name="P16">Inteligência Artificial</text:p>
      <text:p text:style-name="P15">Grupo <text:span text:style-name="T1">19</text:span></text:p>
      <text:p text:style-name="P15">2021/2022</text:p>
      <text:p text:style-name="P1">Abstract</text:p>
      <text:p text:style-name="P4">Este documento procura descrever as tarefas desenvolvidas no âmbito da 2ª Fase do trabalho prático da Unidade Curricular de Inteligência Artificial. O trabalho tem como tema “Métodos de Resolução de Problemas e de Procura”. Na primeira fase, <text:span text:style-name="T2">pretende-se que seja desenvolvido um sistema de representação de conhecimento e raciocínio com capacidade para caracterizar um universo de discurso na área da logística de distribuição de encomendas. Na fase atual (2ª), pretende-se que o sistema anterior seja atualizado de modo a incorporar um sistema de recomendação de circuitos de entrega de encomendas.</text:span></text:p>
      <text:list xml:id="list3688537654" text:style-name="Numbering_20_123">
        <text:list-item>
          <text:h text:style-name="P20" text:outline-level="1">Objetivos</text:h>
        </text:list-item>
      </text:list>
      <text:p text:style-name="P5">Este documento tem como propósito descrever detalhadamente as particularidades da nossa so<text:span text:style-name="T7">lução para o problema proposto. Como tal, iremos começar por descrever o processo de formulação de problemas utilizado, incluindo a representação do estado do sistema. </text:span>De seguida apresentamos <text:span text:style-name="T11">um</text:span>a <text:span text:style-name="T11">explicação</text:span> <text:span text:style-name="T11">detalhada </text:span>das estratégias de procura utilizadas <text:span text:style-name="T11">(informada e não informada)</text:span> <text:span text:style-name="T11">pel</text:span>o sistema. Posteriormente, <text:span text:style-name="T11">complementamos a nossa solução com uma análise comparativa entre as diferentes estratégias de procura implementadas e, finalmente, concluímos o relatório com alguns comentários acerca do trabalho.</text:span></text:p>
      <text:list xml:id="list3204654142565" text:continue-numbering="true" text:style-name="Numbering_20_123">
        <text:list-item>
          <text:h text:style-name="P21" text:outline-level="1">Formulação do Problema</text:h>
        </text:list-item>
      </text:list>
      <text:p text:style-name="P9"><text:span text:style-name="T12">A f</text:span>ormulação do problema como um problema de pesquisa <text:span text:style-name="T12">parte da descrição dos seguintes componentes:</text:span></text:p>
      <text:list xml:id="list3052935743" text:style-name="L1">
        <text:list-item>
          <text:p text:style-name="P27"><text:span text:style-name="T12">R</text:span>epresentação do estado inicial (atual)</text:p>
        </text:list-item>
        <text:list-item>
          <text:p text:style-name="P27"><text:span text:style-name="T12">Representação do e</text:span>stado objetivo</text:p>
        </text:list-item>
        <text:list-item>
          <text:p text:style-name="P27"><text:span text:style-name="T12">Descrição dos </text:span>operadores (nome, pré-condições, efeitos)</text:p>
        </text:list-item>
        <text:list-item>
          <text:p text:style-name="P27"><text:span text:style-name="T12">C</text:span>usto da solução;</text:p>
        </text:list-item>
      </text:list>
      <text:p text:style-name="Standard"/>
      <text:p text:style-name="P10">Sendo este um problema de procura, o estafeta tem de executar uma série de ações que o levem do estado inicial ao estado objetivo (final).</text:p>
      <text:p text:style-name="P10"><text:soft-page-break/><text:span text:style-name="T23">Estado Inicial</text:span>: Centro de distribuição <text:span text:style-name="T14">Green Distribution</text:span><text:span text:style-name="T19">, com encomendas para entregar.</text:span></text:p>
      <text:p text:style-name="P10"><text:span text:style-name="T23">Estado Objetivo</text:span>: Centro de distribuição <text:span text:style-name="T14">Green Distribution</text:span>, sem encomendas para entregar.</text:p>
      <text:p text:style-name="P10"/>
      <text:p text:style-name="P10">Para que um estafeta transite entre estados deverá deslocar-se entre as cidades representadas na base de conhecimento.</text:p>
      <text:p text:style-name="P11"><text:span text:style-name="T23">Operador</text:span>: <text:span text:style-name="T17">mapa</text:span><text:span text:style-name="T20">(local_A, local_B, distância).</text:span></text:p>
      <text:p text:style-name="P11"><text:span text:style-name="T21">Argumentos do Operador</text:span><text:span text:style-name="T19">: dois locais, p.ex, Aveiro e Beja.</text:span></text:p>
      <text:p text:style-name="P40"><text:span text:style-name="T23">Pré-Condição</text:span>: <text:span text:style-name="T19">No caso particular da nossa implementação, um caminho é representado pelo predicado </text:span><text:span text:style-name="T14">mapa</text:span><text:span text:style-name="T19">(local_A, local_B, distância). </text:span><text:span text:style-name="T20">O caminho do local_A para o local_B é válido se existir, na base de conhecimento, o respetivo predicado </text:span><text:span text:style-name="T17">mapa.</text:span><text:span text:style-name="T19"> Da mesma forma, o predicado é válido se e só se o Estado Atual for “local_A” </text:span><text:span text:style-name="T20">ou “</text:span><text:span text:style-name="T19">local_</text:span><text:span text:style-name="T20">B”</text:span><text:span text:style-name="T19">.</text:span></text:p>
      <text:p text:style-name="P12"><text:span text:style-name="T24">Custo da solução</text:span><text:span text:style-name="T22">:</text:span><text:span text:style-name="T13"> </text:span><text:span text:style-name="T34">O custo da solução é a soma das distâncias das arestas que constituem o caminho.</text:span></text:p>
      <text:list xml:id="list3204502963380" text:continue-list="list3204654142565" text:style-name="Numbering_20_123">
        <text:list-item>
          <text:h text:style-name="P21" text:outline-level="1">Estratégias de Procura Implementadas</text:h>
        </text:list-item>
      </text:list>
      <text:p text:style-name="P6">&lt;<text:span text:style-name="T4">geral</text:span>&gt;</text:p>
      <text:p text:style-name="P6">&lt;<text:span text:style-name="T5">dividir os algoritmos em subcapítulos – usar heading 3</text:span>&gt;</text:p>
      <text:list xml:id="list3205533903492" text:continue-numbering="true" text:style-name="Numbering_20_123">
        <text:list-item>
          <text:list>
            <text:list-item>
              <text:h text:style-name="P23" text:outline-level="2">Procura Não Informada</text:h>
              <text:list>
                <text:list-item>
                  <text:h text:style-name="P26" text:outline-level="3">Depth-First Search</text:h>
                </text:list-item>
              </text:list>
            </text:list-item>
          </text:list>
        </text:list-item>
      </text:list>
      <text:p text:style-name="P35">A procura em profundidade (<text:span text:style-name="T19">DFS</text:span>) <text:span text:style-name="T32">segue uma estratégia que prioriza a expansão dos nós mais profundos. Começando pela raiz </text:span><text:span text:style-name="T27">(</text:span><text:span text:style-name="T29">da </text:span><text:span text:style-name="T27">árvore </text:span><text:span text:style-name="T29">de procura</text:span><text:span text:style-name="T27">), </text:span><text:span text:style-name="T32">um ramo é explorado na totalidade, antes de retroceder (</text:span><text:span text:style-name="T16">backtracking</text:span><text:span text:style-name="T32">).</text:span></text:p>
      <text:p text:style-name="P35">É <text:span text:style-name="T32">uma procura que necessita de pouca memória, sendo que é preferível quando um problema tem muitas soluções. No entanto, não pode ser utilizada em árvores de profundidade infinita, pois pode ficar presa e ramos sem solução.</text:span></text:p>
      <text:p text:style-name="P36">O tempo de procura depende de<draw:frame draw:style-name="fr1" draw:name="Object7" text:anchor-type="as-char" svg:width="0.5102in" svg:height="0.219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, onde<text:span text:style-name="T27"><draw:frame draw:style-name="fr1" draw:name="Object8" text:anchor-type="as-char" svg:width="0.1693in" svg:height="0.183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7">é </text:span>o <text:span text:style-name="T27">fator de ramificação </text:span><text:span text:style-name="T28">(número máximo de sucessores de um nó) </text:span>e<draw:frame draw:style-name="fr1" draw:name="Object9" text:anchor-type="as-char" svg:width="0.2055in" svg:height="0.183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é a profundidade máxima da árvore de procura. Caso a melhor solução esteja num nível inferior ao nível máximo de profundidade, esta estratégia não é ideal.</text:p>
      <text:p text:style-name="P37"><text:span text:style-name="T32">O espaço utilizado é linear e depende de</text:span><text:span text:style-name="T32"><draw:frame draw:style-name="fr1" draw:name="Object10" text:anchor-type="as-char" svg:width="0.552in" svg:height="0.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2">.</text:span></text:p>
      <text:p text:style-name="P43">Este método de pesquisa <text:span text:style-name="T36">não </text:span>é completo, <text:span text:style-name="T35">ou seja, </text:span><text:span text:style-name="T36">não </text:span><text:span text:style-name="T35">temos a garantia que irá encontra</text:span><text:span text:style-name="T36">r a solução, se existir</text:span><text:span text:style-name="T35">.</text:span></text:p>
      <text:list xml:id="list3205420628325" text:continue-numbering="true" text:style-name="Numbering_20_123">
        <text:list-item>
          <text:list>
            <text:list-item>
              <text:list>
                <text:list-item>
                  <text:h text:style-name="P26" text:outline-level="3">Breadth-First Search</text:h>
                </text:list-item>
              </text:list>
            </text:list-item>
          </text:list>
        </text:list-item>
      </text:list>
      <text:p text:style-name="P31">A procura em largura (<text:span text:style-name="T19">BFS</text:span>) segue uma estratégia <text:span text:style-name="T26">que prioriza a </text:span>expansão dos <text:span text:style-name="T32">nós</text:span> de menor profundidade. <text:span text:style-name="T27">Começando pela raiz (</text:span><text:span text:style-name="T29">da </text:span><text:span text:style-name="T27">árvore </text:span><text:span text:style-name="T29">de procura</text:span><text:span text:style-name="T27">), são explorados os vértices vizinhos. Posteriormente, para cada um desses vértices, exploramos os seus vizinhos inexplorados, e assim sucessivamente.</text:span></text:p>
      <text:p text:style-name="P32">É <text:span text:style-name="T26">uma pesquisa sistemática, que demora muito tempo e ocupa muito espaço. </text:span><text:span text:style-name="T27">Dependendo de um fator de ramificação</text:span><text:span text:style-name="T27"><draw:frame draw:style-name="fr1" draw:name="Object1" text:anchor-type="as-char" svg:width="0.1693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8">(número máximo de sucessores de um nó)</text:span><text:span text:style-name="T27">, a pesquisa é completa, se e só se </text:span><text:span text:style-name="T27"><draw:frame draw:style-name="fr1" draw:name="Object2" text:anchor-type="as-char" svg:width="0.1693in" svg:height="0.1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7">for finito.</text:span></text:p>
      <text:p text:style-name="P32"><text:span text:style-name="T27">O tempo de procura </text:span><text:span text:style-name="T28">e o espaço utilizado dependem de</text:span><text:span text:style-name="T27"><draw:frame draw:style-name="fr1" draw:name="Object3" text:anchor-type="as-char" svg:width="0.6146in" svg:height="0.2193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7">, </text:span><text:span text:style-name="T28">onde</text:span><text:span text:style-name="T28"><draw:frame draw:style-name="fr1" draw:name="Object4" text:anchor-type="as-char" svg:width="0.1819in" svg:height="0.1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8">representa a profundidade da melhor solução.</text:span></text:p>
      <text:p text:style-name="P34"><text:span text:style-name="T28">No geral, este método apenas deve ser utilizado para problemas pequenos, onde</text:span><text:span text:style-name="T28"><draw:frame draw:style-name="fr2" draw:name="Object5" text:anchor-type="as-char" svg:y="-0.1465in" svg:width="0.1819in" svg:height="0.183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8">é relativamente pequeno. </text:span><text:span text:style-name="T29">Caso a árvore de procura </text:span><text:span text:style-name="T30">tenha um fator de ramificação</text:span><text:span text:style-name="T30"><draw:frame draw:style-name="fr1" draw:name="Object6" text:anchor-type="as-char" svg:width="0.1693in" svg:height="0.183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0">muito grande, este método </text:span><text:span text:style-name="T31">necessita de uma quantidade proporcional de memória, dado que mantém todos os nodos, de um determinado nível, em memória.</text:span></text:p>
      <text:p text:style-name="P42">Este método de pesquisa é completo, <text:span text:style-name="T35">ou seja, se existir uma solução temos a garantia que irá ser encontrada.</text:span></text:p>
      <text:list xml:id="list3205811360660" text:continue-numbering="true" text:style-name="Numbering_20_123">
        <text:list-item>
          <text:list>
            <text:list-item>
              <text:list>
                <text:list-item>
                  <text:h text:style-name="P25" text:outline-level="3">Busca Iterativa limitada em profundidade</text:h>
                </text:list-item>
              </text:list>
            </text:list-item>
          </text:list>
        </text:list-item>
      </text:list>
      <text:p text:style-name="P38">A procura iterativa limitada em profundidade utiliza a procura em profundidade (DFS) como uma sub-rotina:</text:p>
      <text:list xml:id="list1742281886" text:style-name="L4">
        <text:list-item>
          <text:p text:style-name="P39">Verificar a raiz da árvore de procura.</text:p>
        </text:list-item>
        <text:list-item>
          <text:p text:style-name="P39">Fazer um DFS procurando um caminho de comprimento 1.</text:p>
        </text:list-item>
        <text:list-item>
          <text:p text:style-name="P39">Se não houver um caminho de comprimento 1, fazer um DFS procurando um caminho de <text:soft-page-break/>comprimento 2.</text:p>
        </text:list-item>
        <text:list-item>
          <text:p text:style-name="P39">Se não houver um caminho de comprimento 2, fazer um DFS procurando um caminho de comprimento 3.</text:p>
        </text:list-item>
        <text:list-item>
          <text:p text:style-name="P39">...</text:p>
        </text:list-item>
      </text:list>
      <text:p text:style-name="P38"/>
      <text:p text:style-name="P38">No geral, esta é a melhor estratégia (não-informada) para problemas com um grande espaço de pesquisa e em que a profundidade da solução não é conhecida.</text:p>
      <text:p text:style-name="P33"><text:span text:style-name="T27">O tempo de procura </text:span><text:span text:style-name="T28">e o espaço utilizado dependem de</text:span><text:span text:style-name="T27"><draw:frame draw:style-name="fr1" draw:name="Object11" text:anchor-type="as-char" svg:width="0.4965in" svg:height="0.2193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7">, </text:span><text:span text:style-name="T32">onde</text:span><text:span text:style-name="T27"><draw:frame draw:style-name="fr1" draw:name="Object13" text:anchor-type="as-char" svg:width="0.1693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7">é </text:span><text:span text:style-name="T32">o </text:span><text:span text:style-name="T27">fator de ramificação </text:span><text:span text:style-name="T28">(número máximo de sucessores de um nó) </text:span><text:span text:style-name="T33">e</text:span><text:span text:style-name="T28"><draw:frame draw:style-name="fr1" draw:name="Object12" text:anchor-type="as-char" svg:width="0.1819in" svg:height="0.18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8">representa a profundidade da melhor solução.</text:span></text:p>
      <text:p text:style-name="P41">Este método de pesquisa é completo, <text:span text:style-name="T35">ou seja, se existir uma solução temos a garantia que irá ser encontrada.</text:span></text:p>
      <text:list xml:id="list3205007139888" text:continue-list="list3205811360660" text:style-name="Numbering_20_123">
        <text:list-item>
          <text:list>
            <text:list-item>
              <text:h text:style-name="P24" text:outline-level="2"><text:span text:style-name="T25">Procura Informada</text:span></text:h>
              <text:list>
                <text:list-item>
                  <text:h text:style-name="P26" text:outline-level="3">Gulosa</text:h>
                </text:list-item>
              </text:list>
            </text:list-item>
          </text:list>
        </text:list-item>
      </text:list>
      <text:p text:style-name="P44">A estratégia utilizada pelo algoritmo <text:span text:style-name="T14">Gulosa (Greedy)</text:span> passa por expandir sempre o nó que parece estar mais perto da solução. Para <text:span text:style-name="T36">tomar esta decisão </text:span><text:span text:style-name="T6">é utilizada uma heurística</text:span><text:span text:style-name="T36">, que no caso particular deste problema é dada por</text:span></text:p>
      <text:p text:style-name="P45"><draw:frame draw:style-name="fr1" draw:name="Object14" text:anchor-type="as-char" svg:width="4.3453in" svg:height="0.2in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44"><text:span text:style-name="T36">Este algoritmo de procura nã</text:span><text:span text:style-name="T37">o</text:span><text:span text:style-name="T36"> é completo</text:span><text:span text:style-name="T8">, </text:span><text:span text:style-name="T9">ou seja, </text:span><text:span text:style-name="T10">não </text:span><text:span text:style-name="T9">temos a garantia que irá encontra</text:span><text:span text:style-name="T10">r a solução, se existir</text:span><text:span text:style-name="T9">.</text:span></text:p>
      <text:p text:style-name="P46">O tempo de procura, assim como a complexidade no espaço, são<draw:frame draw:style-name="fr1" draw:name="Object15" text:anchor-type="as-char" svg:width="0.5102in" svg:height="0.2193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32">, onde</text:span><text:span text:style-name="T27"><draw:frame draw:style-name="fr1" draw:name="Object16" text:anchor-type="as-char" svg:width="0.1693in" svg:height="0.1839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7">é </text:span><text:span text:style-name="T32">o </text:span><text:span text:style-name="T27">fator de ramificação </text:span><text:span text:style-name="T28">(número máximo de sucessores de um nó) </text:span><text:span text:style-name="T32">e</text:span><text:span text:style-name="T32"><draw:frame draw:style-name="fr1" draw:name="Object17" text:anchor-type="as-char" svg:width="0.2055in" svg:height="0.1839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2">é a profundidade máxima da árvore de procura.</text:span></text:p>
      <text:p text:style-name="P29"><text:span text:style-name="T15"/></text:p>
      <text:p text:style-name="P49">&lt;<text:span text:style-name="T4">como/quando se aplica</text:span>&gt;</text:p>
      <text:p text:style-name="P7">&lt;<text:span text:style-name="T4">heurística utilizada na nossa solução</text:span>&gt;</text:p>
      <text:p text:style-name="P7">&lt;<text:span text:style-name="T4">justificar heurística</text:span>&gt;</text:p>
      <text:list xml:id="list3204848139233" text:continue-numbering="true" text:style-name="Numbering_20_123">
        <text:list-item>
          <text:list>
            <text:list-item>
              <text:list>
                <text:list-item>
                  <text:h text:style-name="P26" text:outline-level="3">A estrela <text:span text:style-name="T37">(A*)</text:span></text:h>
                </text:list-item>
              </text:list>
            </text:list-item>
          </text:list>
        </text:list-item>
      </text:list>
      <text:p text:style-name="P46">A estratégia utilizada pelo algoritmo <text:span text:style-name="T14">A*</text:span> combina uma pesquisa uniforme com uma gulosa, na medida em que procura minimizar a soma do caminho já efetuado com o mínimo previsto que falta até à solução. <text:span text:style-name="T38">Esta estratégia evita expandir caminhos mais custosos e como tal, toma decisões baseadas na função:</text:span></text:p>
      <text:p text:style-name="P47"><draw:frame draw:style-name="fr1" draw:name="Object18" text:anchor-type="as-char" svg:width="1.3272in" svg:height="0.2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48">A função<text:span text:style-name="T14"><draw:frame draw:style-name="fr1" draw:name="Object19" text:anchor-type="as-char" svg:width="0.4138in" svg:height="0.2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representa o custo total, até ao momento e a função<draw:frame draw:style-name="fr1" draw:name="Object20" text:anchor-type="as-char" svg:width="0.3965in" svg:height="0.2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diz respeito ao custo estimado para chegar ao objetivo.</text:p>
      <text:p text:style-name="P48">A complexidade temporal da A* depende da heurística. No pior caso temos<draw:frame draw:style-name="fr1" draw:name="Object21" text:anchor-type="as-char" svg:width="0.4965in" svg:height="0.2193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7">, </text:span><text:span text:style-name="T32">onde</text:span><text:span text:style-name="T27"><draw:frame draw:style-name="fr1" draw:name="Object22" text:anchor-type="as-char" svg:width="0.1693in" svg:height="0.18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7">é </text:span><text:span text:style-name="T32">o </text:span><text:span text:style-name="T27">fator de ramificação </text:span><text:span text:style-name="T28">(número máximo de sucessores de um nó) </text:span><text:span text:style-name="T33">e</text:span><text:span text:style-name="T28"><draw:frame draw:style-name="fr1" draw:name="Object23" text:anchor-type="as-char" svg:width="0.1819in" svg:height="0.183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8">representa a profundidade da melhor solução.</text:span></text:p>
      <text:p text:style-name="P46"/>
      <text:p text:style-name="P29">&lt;<text:span text:style-name="T4">como funciona</text:span>&gt;</text:p>
      <text:p text:style-name="P29">&lt;<text:span text:style-name="T4">como/quando se aplica</text:span>&gt;</text:p>
      <text:p text:style-name="P29">&lt;<text:span text:style-name="T4">heurística utilizada na nossa solução</text:span>&gt;</text:p>
      <text:p text:style-name="P29"><text:span text:style-name="T15">&lt;</text:span><text:span text:style-name="T18">justificar heurística</text:span><text:span text:style-name="T15">&gt;</text:span></text:p>
      <text:list xml:id="list3204872287214" text:continue-numbering="true" text:style-name="Numbering_20_123">
        <text:list-item>
          <text:h text:style-name="P21" text:outline-level="1">Resultados</text:h>
        </text:list-item>
      </text:list>
      <text:p text:style-name="P8">&lt;<text:span text:style-name="T3">Preencher tabela</text:span>&gt;</text:p>
      <text:p text:style-name="P8">&lt;<text:span text:style-name="T3">comentar tabela</text:span>&gt;</text:p>
      <text:p text:style-name="P8"/>
      <table:table table:name="Table1" table:style-name="Table1" table:template-name="Academic">
        <table:table-column table:style-name="Table1.A" table:number-columns-repeated="5"/>
        <table:table-row table:style-name="TableLine94014672853792">
          <table:table-cell table:style-name="Table1.A1" office:value-type="string">
            <text:p text:style-name="P19">Estratégia</text:p>
          </table:table-cell>
          <table:table-cell table:style-name="Table1.A1" office:value-type="string">
            <text:p text:style-name="P19">Tempo (segundos)</text:p>
          </table:table-cell>
          <table:table-cell table:style-name="Table1.A1" office:value-type="string">
            <text:p text:style-name="P19">Espaço (<text:span text:style-name="T3">unidade?</text:span>)</text:p>
          </table:table-cell>
          <table:table-cell table:style-name="Table1.A1" office:value-type="string">
            <text:p text:style-name="P19">Indicador/Custo</text:p>
          </table:table-cell>
          <table:table-cell table:style-name="Table1.A1" office:value-type="string">
            <text:p text:style-name="P19">Encontrou a melhor solução?</text:p>
          </table:table-cell>
        </table:table-row>
        <table:table-row table:style-name="TableLine94014672941808">
          <table:table-cell table:style-name="Table1.A2" office:value-type="string">
            <text:p text:style-name="P19">DFS</text:p>
          </table:table-cell>
          <table:table-cell table:style-name="Table1.B2">
            <text:p text:style-name="P18"/>
          </table:table-cell>
          <table:table-cell table:style-name="Table1.B2">
            <text:p text:style-name="P18"/>
          </table:table-cell>
          <table:table-cell table:style-name="Table1.B2">
            <text:p text:style-name="P18"/>
          </table:table-cell>
          <table:table-cell table:style-name="Table1.B2">
            <text:p text:style-name="P18"/>
          </table:table-cell>
        </table:table-row>
        <table:table-row table:style-name="TableLine94014672906560">
          <table:table-cell table:style-name="Table1.A2" office:value-type="string">
            <text:p text:style-name="P19">BFS</text:p>
          </table:table-cell>
          <table:table-cell table:style-name="Table1.B2">
            <text:p text:style-name="P18"/>
          </table:table-cell>
          <table:table-cell table:style-name="Table1.B2">
            <text:p text:style-name="P18"/>
          </table:table-cell>
          <table:table-cell table:style-name="Table1.B2">
            <text:p text:style-name="P18"/>
          </table:table-cell>
          <table:table-cell table:style-name="Table1.B2">
            <text:p text:style-name="P18"/>
          </table:table-cell>
        </table:table-row>
        <text:soft-page-break/>
        <table:table-row table:style-name="TableLine94014672970560">
          <table:table-cell table:style-name="Table1.A2" office:value-type="string">
            <text:p text:style-name="P19">BILP</text:p>
          </table:table-cell>
          <table:table-cell table:style-name="Table1.B2">
            <text:p text:style-name="P18"/>
          </table:table-cell>
          <table:table-cell table:style-name="Table1.B2">
            <text:p text:style-name="P18"/>
          </table:table-cell>
          <table:table-cell table:style-name="Table1.B2">
            <text:p text:style-name="P18"/>
          </table:table-cell>
          <table:table-cell table:style-name="Table1.B2">
            <text:p text:style-name="P18"/>
          </table:table-cell>
        </table:table-row>
        <table:table-row table:style-name="TableLine94014672972112">
          <table:table-cell table:style-name="Table1.A2" office:value-type="string">
            <text:p text:style-name="P19">Gulosa</text:p>
          </table:table-cell>
          <table:table-cell table:style-name="Table1.B2">
            <text:p text:style-name="P18"/>
          </table:table-cell>
          <table:table-cell table:style-name="Table1.B2">
            <text:p text:style-name="P18"/>
          </table:table-cell>
          <table:table-cell table:style-name="Table1.B2">
            <text:p text:style-name="P18"/>
          </table:table-cell>
          <table:table-cell table:style-name="Table1.B2">
            <text:p text:style-name="P18"/>
          </table:table-cell>
        </table:table-row>
        <table:table-row table:style-name="TableLine94014672973424">
          <table:table-cell table:style-name="Table1.A6" office:value-type="string">
            <text:p text:style-name="P19">A*</text:p>
          </table:table-cell>
          <table:table-cell table:style-name="Table1.B6">
            <text:p text:style-name="P18"/>
          </table:table-cell>
          <table:table-cell table:style-name="Table1.B6">
            <text:p text:style-name="P18"/>
          </table:table-cell>
          <table:table-cell table:style-name="Table1.B6">
            <text:p text:style-name="P18"/>
          </table:table-cell>
          <table:table-cell table:style-name="Table1.B6">
            <text:p text:style-name="P18"/>
          </table:table-cell>
        </table:table-row>
      </table:table>
      <text:p text:style-name="P8"/>
      <text:p text:style-name="P8"/>
      <text:list xml:id="list3205155478206" text:continue-numbering="true" text:style-name="Numbering_20_123">
        <text:list-item>
          <text:h text:style-name="P22" text:outline-level="1">Conclusão</text:h>
        </text:list-item>
      </text:list>
      <text:p text:style-name="P3">&lt;<text:span text:style-name="T5">comentar geralmente as estratégias – comparação</text:span>&gt;</text:p>
      <text:p text:style-name="P3">&lt;<text:span text:style-name="T5">conclusão_genérica</text:span>&gt;</text:p>
      <text:p text:style-name="P2">Referências</text:p>
      <text:p text:style-name="P30">Russell and Norvig (2009). Artificial Intelligence – A Modern Approach, 3rd edition.</text:p>
      <text:p text:style-name="P30">Costa E., Simões A., (2008), Inteligência Artificial – Fundamentos e Aplicações, FC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Standard" style:class="text" style:master-page-name="">
      <style:paragraph-properties fo:margin-top="0.3in" fo:margin-bottom="0.1in" style:contextual-spacing="false" style:page-number="auto" fo:keep-with-next="always"/>
      <style:text-properties style:font-name="Times New Roman1" fo:font-family="'Times New Roman'" style:font-style-name="Bold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02in" fo:margin-bottom="0.0799in" style:contextual-spacing="true" fo:line-height="115%" fo:text-align="center" style:justify-single-word="false">
        <style:tab-stops/>
      </style:paragraph-properties>
      <style:text-properties style:font-name="Arial" fo:font-family="Arial" style:font-style-name="Regular" style:font-family-generic="swiss" style:font-pitch="variable" fo:font-size="12pt"/>
    </style:style>
    <style:style style:name="Title" style:family="paragraph" style:parent-style-name="Heading" style:next-style-name="Subtitle" style:class="chapter">
      <style:paragraph-properties fo:margin-top="2in" fo:margin-bottom="0.1in" style:contextual-spacing="false" fo:text-align="center" style:justify-single-word="false"/>
      <style:text-properties style:font-name="Arial1" fo:font-family="Arial" style:font-style-name="Bold" style:font-family-generic="swiss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center" style:justify-single-word="false" style:page-number="auto"/>
      <style:text-properties style:font-name="Arial1" fo:font-family="Arial" style:font-style-name="Bold" style:font-family-generic="swiss" style:font-pitch="variable" fo:font-size="12pt" fo:font-weight="bold" style:font-size-asian="18pt" style:font-size-complex="18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Standard" style:default-outline-level="1" style:list-style-name="Numbering_20_123" style:class="text" style:master-page-name="">
      <style:paragraph-properties fo:margin-top="0.4in" fo:margin-bottom="0.1in" style:contextual-spacing="false" style:page-number="auto" text:number-lines="false" text:line-number="0">
        <style:tab-stops/>
      </style:paragraph-properties>
      <style:text-properties fo:font-size="11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Numbering_20_123" style:class="text" style:master-page-name="">
      <style:paragraph-properties fo:margin-top="0.139in" fo:margin-bottom="0.0835in" style:contextual-spacing="false" style:page-number="auto" text:number-lines="false" text:line-number="0"/>
      <style:text-properties fo:font-size="12pt" fo:font-weight="bold" officeooo:rsid="0003c5e4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Standard" style:default-outline-level="3" style:list-style-name="Numbering_20_123" style:class="text">
      <style:paragraph-properties fo:margin-top="0.0972in" fo:margin-bottom="0.0835in" style:contextual-spacing="false">
        <style:tab-stops/>
      </style:paragraph-properties>
      <style:text-properties fo:font-size="80%" fo:font-weight="bold" style:font-size-asian="101%" style:font-weight-asian="bold" style:font-size-complex="101%" style:font-weight-complex="bold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01in" fo:text-indent="-0.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201in" fo:text-indent="-0.5in" fo:margin-left="0.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35in" fo:text-indent="-0.5in" fo:margin-left="0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3T00:32:03.464581107</dc:date>
    <meta:editing-duration>PT1H5M19S</meta:editing-duration>
    <meta:editing-cycles>14</meta:editing-cycles>
    <meta:generator>LibreOffice/7.1.8.1$Linux_X86_64 LibreOffice_project/10$Build-1</meta:generator>
    <meta:document-statistic meta:table-count="1" meta:image-count="0" meta:object-count="23" meta:page-count="4" meta:paragraph-count="87" meta:word-count="1122" meta:character-count="7248" meta:non-whitespace-character-count="6228"/>
  </office:meta>
</office:document-meta>
</file>

<file path=Object 1/content.xml><?xml version="1.0" encoding="utf-8"?>
<math xmlns="http://www.w3.org/1998/Math/MathML" display="block">
  <semantics>
    <mi>b</mi>
    <annotation encoding="StarMath 5.0">b</annotation>
  </semantics>
</math>
</file>

<file path=Object 10/content.xml><?xml version="1.0" encoding="utf-8"?>
<math xmlns="http://www.w3.org/1998/Math/MathML" display="block">
  <semantics>
    <mrow>
      <mi>O</mi>
      <mrow>
        <mo fence="true" form="prefix" stretchy="false">(</mo>
        <mrow>
          <mi mathvariant="italic">bm</mi>
        </mrow>
        <mo fence="true" form="postfix" stretchy="false">)</mo>
      </mrow>
    </mrow>
    <annotation encoding="StarMath 5.0">O(bm )</annotation>
  </semantics>
</math>
</file>

<file path=Object 1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d</mi>
          </msup>
        </mrow>
        <mo fence="true" form="postfix" stretchy="false">)</mo>
      </mrow>
    </mrow>
    <annotation encoding="StarMath 5.0">O(b^{d} )</annotation>
  </semantics>
</math>
</file>

<file path=Object 12/content.xml><?xml version="1.0" encoding="utf-8"?>
<math xmlns="http://www.w3.org/1998/Math/MathML" display="block">
  <semantics>
    <mi>d</mi>
    <annotation encoding="StarMath 5.0">d</annotation>
  </semantics>
</math>
</file>

<file path=Object 13/content.xml><?xml version="1.0" encoding="utf-8"?>
<math xmlns="http://www.w3.org/1998/Math/MathML" display="block">
  <semantics>
    <mi>b</mi>
    <annotation encoding="StarMath 5.0">b</annotation>
  </semantics>
</math>
</file>

<file path=Object 14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 mathvariant="italic">estimativa</mi>
      </mrow>
      <mi mathvariant="italic">da</mi>
      <mi mathvariant="italic">distância</mi>
      <mi mathvariant="italic">em</mi>
      <mi mathvariant="italic">linha</mi>
      <mi mathvariant="italic">reta</mi>
      <mi mathvariant="italic">até</mi>
      <mi mathvariant="italic">ao</mi>
      <mi mathvariant="italic">estado</mi>
      <mi mathvariant="italic">objetivo</mi>
    </mrow>
    <annotation encoding="StarMath 5.0">h( n ) = estimativa da distância em linha reta até ao estado objetivo</annotation>
  </semantics>
</math>
</file>

<file path=Object 15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m</mi>
          </msup>
        </mrow>
        <mo fence="true" form="postfix" stretchy="false">)</mo>
      </mrow>
    </mrow>
    <annotation encoding="StarMath 5.0">O(b^{m} )</annotation>
  </semantics>
</math>
</file>

<file path=Object 16/content.xml><?xml version="1.0" encoding="utf-8"?>
<math xmlns="http://www.w3.org/1998/Math/MathML" display="block">
  <semantics>
    <mi>b</mi>
    <annotation encoding="StarMath 5.0">b</annotation>
  </semantics>
</math>
</file>

<file path=Object 17/content.xml><?xml version="1.0" encoding="utf-8"?>
<math xmlns="http://www.w3.org/1998/Math/MathML" display="block">
  <semantics>
    <mi>m</mi>
    <annotation encoding="StarMath 5.0">m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>g</mi>
      </mrow>
      <mrow>
        <mrow>
          <mo fence="true" form="prefix" stretchy="false">(</mo>
          <mrow>
            <mi>n</mi>
          </mrow>
          <mo fence="true" form="postfix" stretchy="false">)</mo>
        </mrow>
        <mo stretchy="false">+</mo>
        <mi>h</mi>
      </mrow>
      <mrow>
        <mo fence="true" form="prefix" stretchy="false">(</mo>
        <mrow>
          <mi>n</mi>
        </mrow>
        <mo fence="true" form="postfix" stretchy="false">)</mo>
      </mrow>
    </mrow>
    <annotation encoding="StarMath 5.0">f( n ) = g(n) + h(n)</annotation>
  </semantics>
</math>
</file>

<file path=Object 19/content.xml><?xml version="1.0" encoding="utf-8"?>
<math xmlns="http://www.w3.org/1998/Math/MathML" display="block">
  <semantics>
    <mrow>
      <mi>g</mi>
      <mrow>
        <mo fence="true" form="prefix" stretchy="false">(</mo>
        <mrow>
          <mi>n</mi>
        </mrow>
        <mo fence="true" form="postfix" stretchy="false">)</mo>
      </mrow>
    </mrow>
    <annotation encoding="StarMath 5.0">g(n)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row>
      <mi>h</mi>
      <mrow>
        <mo fence="true" form="prefix" stretchy="false">(</mo>
        <mrow>
          <mi>n</mi>
        </mrow>
        <mo fence="true" form="postfix" stretchy="false">)</mo>
      </mrow>
    </mrow>
    <annotation encoding="StarMath 5.0">h(n)</annotation>
  </semantics>
</math>
</file>

<file path=Object 2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d</mi>
          </msup>
        </mrow>
        <mo fence="true" form="postfix" stretchy="false">)</mo>
      </mrow>
    </mrow>
    <annotation encoding="StarMath 5.0">O(b^{d} )</annotation>
  </semantics>
</math>
</file>

<file path=Object 22/content.xml><?xml version="1.0" encoding="utf-8"?>
<math xmlns="http://www.w3.org/1998/Math/MathML" display="block">
  <semantics>
    <mi>b</mi>
    <annotation encoding="StarMath 5.0">b</annotation>
  </semantics>
</math>
</file>

<file path=Object 23/content.xml><?xml version="1.0" encoding="utf-8"?>
<math xmlns="http://www.w3.org/1998/Math/MathML" display="block">
  <semantics>
    <mi>d</mi>
    <annotation encoding="StarMath 5.0">d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row>
              <mi>d</mi>
              <mo stretchy="false">+</mo>
              <mn>1</mn>
            </mrow>
          </msup>
        </mrow>
        <mo fence="true" form="postfix" stretchy="false">)</mo>
      </mrow>
    </mrow>
    <annotation encoding="StarMath 5.0">O(b^{d+1} )</annotation>
  </semantics>
</math>
</file>

<file path=Object 4/content.xml><?xml version="1.0" encoding="utf-8"?>
<math xmlns="http://www.w3.org/1998/Math/MathML" display="block">
  <semantics>
    <mi>d</mi>
    <annotation encoding="StarMath 5.0">d</annotation>
  </semantics>
</math>
</file>

<file path=Object 5/content.xml><?xml version="1.0" encoding="utf-8"?>
<math xmlns="http://www.w3.org/1998/Math/MathML" display="block">
  <semantics>
    <mi>d</mi>
    <annotation encoding="StarMath 5.0">d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7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m</mi>
          </msup>
        </mrow>
        <mo fence="true" form="postfix" stretchy="false">)</mo>
      </mrow>
    </mrow>
    <annotation encoding="StarMath 5.0">O(b^{m} )</annotation>
  </semantics>
</math>
</file>

<file path=Object 8/content.xml><?xml version="1.0" encoding="utf-8"?>
<math xmlns="http://www.w3.org/1998/Math/MathML" display="block">
  <semantics>
    <mi>b</mi>
    <annotation encoding="StarMath 5.0">b</annotation>
  </semantics>
</math>
</file>

<file path=Object 9/content.xml><?xml version="1.0" encoding="utf-8"?>
<math xmlns="http://www.w3.org/1998/Math/MathML" display="block">
  <semantics>
    <mi>m</mi>
    <annotation encoding="StarMath 5.0">m</annotation>
  </semantics>
</math>
</file>